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ilian" svg:font-family="Gilian"/>
    <style:font-face style:name="Gill San" svg:font-family="'Gill San'"/>
    <style:font-face style:name="Bookman Old Style" svg:font-family="'Bookman Old Style'" style:font-family-generic="roman"/>
    <style:font-face style:name="Courier New" svg:font-family="'Courier New'" style:font-family-generic="roman"/>
    <style:font-face style:name="Gill Sans MT" svg:font-family="'Gill Sans MT'" style:font-family-generic="roman"/>
    <style:font-face style:name="Impact" svg:font-family="Impact" style:font-family-generic="roman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Gill Sans MT1" svg:font-family="'Gill Sans MT'" style:font-family-generic="swiss"/>
    <style:font-face style:name="Impact1" svg:font-family="Impact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111587"/>
    </style:style>
    <style:style style:name="P2" style:family="paragraph" style:parent-style-name="Standard">
      <style:paragraph-properties fo:line-height="100%"/>
      <style:text-properties officeooo:paragraph-rsid="00111587"/>
    </style:style>
    <style:style style:name="P3" style:family="paragraph" style:parent-style-name="Standard">
      <style:paragraph-properties fo:line-height="100%"/>
      <style:text-properties fo:color="#000000" style:font-name="Gill Sans MT" fo:font-size="9pt" fo:language="en" fo:country="none" fo:font-weight="normal" officeooo:paragraph-rsid="00111587" style:font-size-asian="9pt" style:font-weight-asian="normal"/>
    </style:style>
    <style:style style:name="P4" style:family="paragraph" style:parent-style-name="Standard">
      <style:paragraph-properties fo:line-height="100%"/>
      <style:text-properties officeooo:rsid="00111587" officeooo:paragraph-rsid="00111587"/>
    </style:style>
    <style:style style:name="P5" style:family="paragraph" style:parent-style-name="Standard">
      <style:paragraph-properties fo:line-height="100%"/>
      <style:text-properties officeooo:rsid="00111587" officeooo:paragraph-rsid="00111e3b"/>
    </style:style>
    <style:style style:name="P6" style:family="paragraph" style:parent-style-name="Standard">
      <style:paragraph-properties fo:line-height="100%" fo:text-align="center" style:justify-single-word="false" fo:background-color="#ffffff">
        <style:background-image/>
      </style:paragraph-properties>
      <style:text-properties fo:color="#0099ff" officeooo:paragraph-rsid="00111587" fo:background-color="#ffffff"/>
    </style:style>
    <style:style style:name="P7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99ff" officeooo:rsid="001014b3" officeooo:paragraph-rsid="00111587" fo:background-color="#ffffff"/>
    </style:style>
    <style:style style:name="P8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99ff" officeooo:rsid="00111587" officeooo:paragraph-rsid="00111587" fo:background-color="#ffffff"/>
    </style:style>
    <style:style style:name="P9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99ff" officeooo:rsid="00111587" officeooo:paragraph-rsid="00111e3b" fo:background-color="#ffffff"/>
    </style:style>
    <style:style style:name="P10" style:family="paragraph" style:parent-style-name="Standard">
      <style:paragraph-properties fo:line-height="100%" fo:text-align="center" style:justify-single-word="false" fo:background-color="#ffffff">
        <style:background-image/>
      </style:paragraph-properties>
      <style:text-properties fo:color="#0099ff" style:font-name="Impact1" fo:font-size="18pt" officeooo:paragraph-rsid="001014b3" fo:background-color="#ffffff" style:font-size-asian="18pt" style:font-size-complex="18pt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officeooo:paragraph-rsid="00111587"/>
    </style:style>
    <style:style style:name="P12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99ff" style:font-name="Courier new" fo:font-size="12pt" officeooo:rsid="001014b3" officeooo:paragraph-rsid="00111587" fo:background-color="#ffffff" style:font-size-asian="12pt" style:font-size-complex="12pt"/>
    </style:style>
    <style:style style:name="P13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99ff" style:font-name="Courier new" fo:font-size="12pt" officeooo:rsid="00111587" officeooo:paragraph-rsid="00111587" fo:background-color="#ffffff" style:font-size-asian="12pt" style:font-size-complex="12pt"/>
    </style:style>
    <style:style style:name="P14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99ff" style:font-name="Courier new" fo:font-size="12pt" officeooo:rsid="00111587" officeooo:paragraph-rsid="00111e3b" fo:background-color="#ffffff" style:font-size-asian="12pt" style:font-size-complex="12pt"/>
    </style:style>
    <style:style style:name="P15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99ff" style:font-name="Courier new" fo:font-size="12pt" officeooo:rsid="00111e3b" officeooo:paragraph-rsid="00111e3b" fo:background-color="#ffffff" style:font-size-asian="12pt" style:font-size-complex="12pt"/>
    </style:style>
    <style:style style:name="P16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546291" style:font-name="Courier new" fo:font-size="12pt" officeooo:rsid="0012662d" officeooo:paragraph-rsid="0012662d" fo:background-color="#ffffff" style:font-size-asian="12pt" style:font-size-complex="12pt"/>
    </style:style>
    <style:style style:name="P17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0000" style:font-name="Gill Sans MT1" fo:font-size="12pt" officeooo:rsid="0012662d" officeooo:paragraph-rsid="0012662d" fo:background-color="#ffffff" style:font-size-asian="12pt" style:font-size-complex="12pt"/>
    </style:style>
    <style:style style:name="P18" style:family="paragraph" style:parent-style-name="Standard">
      <style:paragraph-properties fo:margin-top="0.028in" fo:margin-bottom="0in" style:contextual-spacing="false" fo:line-height="100%" fo:text-align="start" style:justify-single-word="false" fo:background-color="#ffffff">
        <style:background-image/>
      </style:paragraph-properties>
      <style:text-properties fo:color="#000000" style:font-name="Gill Sans MT1" fo:font-size="12pt" fo:font-weight="normal" officeooo:rsid="0012662d" officeooo:paragraph-rsid="0012662d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028in" fo:margin-bottom="0in" style:contextual-spacing="false" fo:line-height="100%"/>
      <style:text-properties officeooo:paragraph-rsid="00111587"/>
    </style:style>
    <style:style style:name="P20" style:family="paragraph" style:parent-style-name="Standard">
      <style:paragraph-properties fo:margin-top="0.028in" fo:margin-bottom="0in" style:contextual-spacing="false" fo:line-height="100%"/>
      <style:text-properties officeooo:paragraph-rsid="00111e3b"/>
    </style:style>
    <style:style style:name="P21" style:family="paragraph" style:parent-style-name="Standard">
      <style:paragraph-properties fo:margin-top="0.028in" fo:margin-bottom="0in" style:contextual-spacing="false" fo:line-height="100%"/>
      <style:text-properties fo:color="#727ca3" style:font-name="Bookman Old Style" fo:font-size="9pt" fo:language="en" fo:country="none" fo:font-weight="normal" officeooo:paragraph-rsid="00111587" style:font-size-asian="9pt" style:font-weight-asian="normal"/>
    </style:style>
    <style:style style:name="P22" style:family="paragraph" style:parent-style-name="Standard">
      <style:paragraph-properties fo:margin-top="0in" fo:margin-bottom="0.0835in" style:contextual-spacing="false" fo:line-height="100%"/>
      <style:text-properties officeooo:paragraph-rsid="00111587"/>
    </style:style>
    <style:style style:name="T1" style:family="text">
      <style:text-properties fo:color="#809ec2" style:font-name="Courier New" fo:font-size="12pt" fo:language="en" fo:country="none" style:font-size-asian="12pt"/>
    </style:style>
    <style:style style:name="T2" style:family="text">
      <style:text-properties fo:color="#809ec2" style:font-name="Courier New" fo:font-size="12pt" fo:language="en" fo:country="none" officeooo:rsid="001014b3" style:font-size-asian="12pt"/>
    </style:style>
    <style:style style:name="T3" style:family="text">
      <style:text-properties fo:color="#809ec2" style:font-name="Courier New" fo:font-size="12pt" fo:language="en" fo:country="none" officeooo:rsid="00111587" style:font-size-asian="12pt"/>
    </style:style>
    <style:style style:name="T4" style:family="text">
      <style:text-properties fo:color="#809ec2" style:font-name="Impact" fo:font-size="18pt" fo:language="en" fo:country="none" style:font-size-asian="18pt"/>
    </style:style>
    <style:style style:name="T5" style:family="text">
      <style:text-properties style:font-name="Courier New" fo:font-size="12pt" fo:language="en" fo:country="none" style:font-size-asian="12pt"/>
    </style:style>
    <style:style style:name="T6" style:family="text">
      <style:text-properties fo:language="en" fo:country="none"/>
    </style:style>
    <style:style style:name="T7" style:family="text">
      <style:text-properties fo:color="#000000" style:font-name="Gill Sans MT" fo:font-size="10pt" fo:language="en" fo:country="none" fo:font-weight="normal" style:font-size-asian="10pt" style:font-weight-asian="normal"/>
    </style:style>
    <style:style style:name="T8" style:family="text">
      <style:text-properties fo:color="#000000" style:font-name="Gill Sans MT" fo:font-size="10pt" fo:language="en" fo:country="none" fo:font-weight="normal" officeooo:rsid="00111587" style:font-size-asian="10pt" style:font-weight-asian="normal"/>
    </style:style>
    <style:style style:name="T9" style:family="text">
      <style:text-properties fo:color="#000000" style:font-name="Gill Sans MT" fo:font-size="9pt" fo:language="en" fo:country="none" fo:font-weight="normal" style:font-size-asian="9pt" style:font-weight-asian="normal"/>
    </style:style>
    <style:style style:name="T10" style:family="text">
      <style:text-properties fo:color="#000000" style:font-name="Gill Sans MT" fo:font-size="9pt" fo:language="en" fo:country="none" fo:font-weight="normal" officeooo:rsid="00111e3b" style:font-size-asian="9pt" style:font-weight-asian="normal"/>
    </style:style>
    <style:style style:name="T11" style:family="text">
      <style:text-properties fo:color="#000000" style:font-name="Bookman Old Style" fo:font-size="9pt" fo:language="en" fo:country="none" fo:font-weight="normal" style:font-size-asian="9pt" style:font-weight-asian="normal"/>
    </style:style>
    <style:style style:name="T12" style:family="text">
      <style:text-properties fo:color="#9fb8cd" style:font-name="Bookman Old Style" fo:font-size="12pt" fo:language="en" fo:country="none" fo:font-weight="bold" style:font-size-asian="12pt" style:font-weight-asian="bold"/>
    </style:style>
    <style:style style:name="T13" style:family="text">
      <style:text-properties fo:color="#9fb8cd" style:font-name="Bookman Old Style" fo:language="en" fo:country="none" fo:font-weight="bold" style:font-weight-asian="bold"/>
    </style:style>
    <style:style style:name="T14" style:family="text">
      <style:text-properties fo:color="#9fb8cd" style:font-name="Bookman Old Style" fo:language="en" fo:country="none" fo:font-weight="bold" officeooo:rsid="0012662d" style:font-weight-asian="bold"/>
    </style:style>
    <style:style style:name="T15" style:family="text">
      <style:text-properties fo:color="#727ca3" style:font-name="Bookman Old Style" fo:font-size="9pt" fo:language="en" fo:country="none" fo:font-weight="bold" style:font-size-asian="9pt" style:font-weight-asian="bold"/>
    </style:style>
    <style:style style:name="T16" style:family="text">
      <style:text-properties fo:color="#727ca3" style:font-name="Bookman Old Style" fo:font-size="9pt" fo:language="en" fo:country="none" fo:font-weight="bold" officeooo:rsid="00111587" style:font-size-asian="9pt" style:font-weight-asian="bold"/>
    </style:style>
    <style:style style:name="T17" style:family="text">
      <style:text-properties fo:color="#727ca3" style:font-name="Bookman Old Style" fo:font-size="9pt" fo:language="en" fo:country="none" fo:font-weight="bold" officeooo:rsid="00111e3b" style:font-size-asian="9pt" style:font-weight-asian="bold"/>
    </style:style>
    <style:style style:name="T18" style:family="text">
      <style:text-properties fo:color="#727ca3" style:font-name="Bookman Old Style" fo:font-size="9pt" fo:language="en" fo:country="none" fo:font-weight="normal" style:font-size-asian="9pt" style:font-weight-asian="normal"/>
    </style:style>
    <style:style style:name="T19" style:family="text">
      <style:text-properties style:font-name="Bookman Old Style" fo:font-size="9pt" fo:language="en" fo:country="none" fo:font-weight="bold" officeooo:rsid="00111e3b" style:font-size-asian="9pt" style:font-weight-asian="bold"/>
    </style:style>
    <style:style style:name="T20" style:family="text">
      <style:text-properties style:font-name="Bookman Old Style" fo:language="en" fo:country="none" fo:font-weight="bold" officeooo:rsid="0012662d" style:font-weight-asian="bold"/>
    </style:style>
    <style:style style:name="T21" style:family="text">
      <style:text-properties fo:font-size="9pt" fo:language="en" fo:country="none" fo:font-weight="bold" officeooo:rsid="00111e3b" style:font-size-asian="9pt" style:font-weight-asian="bold"/>
    </style:style>
    <style:style style:name="T22" style:family="text">
      <style:text-properties fo:font-size="9pt" fo:language="en" fo:country="none" officeooo:rsid="00111e3b" style:font-size-asian="9pt"/>
    </style:style>
    <style:style style:name="T23" style:family="text">
      <style:text-properties fo:font-size="9pt" fo:language="en" fo:country="none" fo:font-weight="normal" style:font-size-asian="9pt" style:font-weight-asian="normal" style:font-weight-complex="normal"/>
    </style:style>
    <style:style style:name="T24" style:family="text">
      <style:text-properties fo:font-size="9pt" fo:language="en" fo:country="none" fo:font-weight="normal" officeooo:rsid="00111e3b" style:font-size-asian="9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atthew O'Toole</text:span></text:p>
      <text:p text:style-name="P1"><text:span text:style-name="T1">1250 Plain st Las Cruces, NM 88001</text:span></text:p>
      <text:p text:style-name="P1"><text:span text:style-name="T1">575-</text:span><text:span text:style-name="T3">680-4039</text:span></text:p>
      <text:p text:style-name="P6"><text:span text:style-name="T3">mattotoole</text:span><text:span text:style-name="T2">02@gmail.com</text:span></text:p>
      <text:p text:style-name="P10"><text:span text:style-name="T6"/></text:p>
      <text:p text:style-name="P22"><text:span text:style-name="T12">Summary of Qualifications </text:span></text:p>
      <text:p text:style-name="P11"><text:span text:style-name="T7"><text:tab/>Quality driven leader with exceptional to advanced skills with Java, JavaScript, C, C+, </text:span><text:span text:style-name="T8">C#</text:span><text:span text:style-name="T7">, </text:span><text:span text:style-name="T8">C++, </text:span><text:span text:style-name="T7">Assembly language, </text:span><text:span text:style-name="T8">Unity, </text:span><text:span text:style-name="T7">and Pure Data programming languages </text:span><text:span text:style-name="T8">and programs</text:span><text:span text:style-name="T7">. Self-motivated with the ability to convey to others technical process. Capable of becoming a highly notarized team member, and will always put best work forward to create an exceptional working environment. Hardworking, trustworthy, and responsible. Given a task and will always rise to the occasion. </text:span></text:p>
      <text:p text:style-name="P11"><text:span text:style-name="T12">Education <text:s text:c="102"/></text:span><text:span text:style-name="T15">High school diploma</text:span><text:span text:style-name="T18"> (May 2011) <text:s text:c="116"/>Gallup High School, Gallup, NM <text:s text:c="123"/><text:tab/></text:span><text:span text:style-name="T7">Top 10 percentile of graduating class</text:span></text:p>
      <text:p text:style-name="P19"><text:span text:style-name="T15">Bachelor’s degree </text:span><text:span text:style-name="T18">(August 2011 - Present)</text:span></text:p>
      <text:p text:style-name="P19"><text:span text:style-name="T18">New Mexico State University, Las Cruces, NM</text:span></text:p>
      <text:p text:style-name="P20"><text:span text:style-name="T18"><text:s text:c="12"/></text:span><text:span text:style-name="T11">Major: Bachelor of Arts in Computer Science</text:span></text:p>
      <text:p text:style-name="P20"><text:span text:style-name="T11"><text:tab/>Minor: Bachelor of Arts in Anthropology </text:span></text:p>
      <text:p text:style-name="P21"/>
      <text:p text:style-name="P12"><text:span text:style-name="T13">Activities</text:span></text:p>
      <text:p text:style-name="P2"><text:span text:style-name="T16">I</text:span><text:span text:style-name="T15">nteractive Randomized Maze</text:span></text:p>
      <text:p text:style-name="P2"><text:span text:style-name="T9"><text:tab/>Created a maze game involving the user traversing through a maze filled with enemies and obstacles, where the end of the maze is always in a random location.</text:span></text:p>
      <text:p text:style-name="P3"/>
      <text:p text:style-name="P2"><text:span text:style-name="T15">Board Music</text:span></text:p>
      <text:p text:style-name="P7"><text:span text:style-name="T9"><text:tab/>Created a chekers games that involved musical sound and visual programing dynamics to provide an unique challenge to a classic board game.</text:span><text:span text:style-name="T5"><text:tab/></text:span></text:p>
      <text:p text:style-name="P7"><text:span text:style-name="T5"/></text:p>
      <text:p text:style-name="P4"><text:span text:style-name="T15">Elemental Warfare</text:span></text:p>
      <text:p text:style-name="P8"><text:span text:style-name="T9"><text:tab/>Currently working on a strategic board game that infuses the concept of Chess, the strategy behind Risk, as well as implementing cards that benefit the user or hinders other players.</text:span></text:p>
      <text:p text:style-name="P8"><text:span text:style-name="T9"/></text:p>
      <text:p text:style-name="P5"><text:span text:style-name="T15">Elemental Warfare</text:span></text:p>
      <text:p text:style-name="P9"><text:span text:style-name="T9"><text:tab/>Currently working on </text:span><text:span text:style-name="T10">3-D structured runner, where the player must collect specific equipment to help defeat a giant boss at the end of the level, while being chased by that giant boss throughout the level. Think of it as a combination of Super Mario Bros and Temple Run set during the Greek Ages. <text:s/></text:span></text:p>
      <text:p text:style-name="P7"><text:span text:style-name="T5"/></text:p>
      <text:p text:style-name="P13"><text:span text:style-name="T13">Specialization</text:span></text:p>
      <text:p text:style-name="P13"><text:span text:style-name="T15">Game Designer, Programmer, and Tester</text:span></text:p>
      <text:p text:style-name="P14"><text:span text:style-name="T15"><text:tab/></text:span><text:span text:style-name="T10">I strongly emphasize on anything gaming, whether the game would be digital or physical, or whether it would be on coming up with the design for a game or actually programming the game, within the Computer Science field. I focus on putting as much detail into my projects, especially when it comes to the documentation for my projects. I am a great when it comes to introducing my ideas with my team, as well as accepting and inputing ideas of other team member's ideas. I try to keep my team organized and well balanced, so everybody is putting in their fair share of work into the project. I also find it as a hobby to test out other people's videogames and giving my feedback based on my experience of playing the game. </text:span></text:p>
      <text:p text:style-name="P14"><text:span text:style-name="T10"/></text:p>
      <text:p text:style-name="P14"><text:span text:style-name="T10"/></text:p>
      <text:p text:style-name="P15"><text:soft-page-break/><text:span text:style-name="T13">Electives</text:span></text:p>
      <text:p text:style-name="P16"><text:span text:style-name="T20">Subject <text:tab/>Course <text:tab/>Campus <text:tab/>Level <text:tab/>Title</text:span></text:p>
      <text:p text:style-name="P18"><text:span text:style-name="T22">ASTR <text:tab/><text:tab/>110G <text:tab/><text:tab/>Main <text:tab/><text:tab/>UG <text:tab/><text:tab/>INTRDN TO ASTRONOMY</text:span></text:p>
      <text:p text:style-name="P18"><text:span text:style-name="T22">UNIV <text:tab/><text:tab/>150 <text:tab/><text:tab/>Main <text:tab/><text:tab/>UG <text:tab/><text:tab/>FRESHMAN YR EXPERIENCE</text:span></text:p>
      <text:p text:style-name="P18"><text:span text:style-name="T22">HIST <text:tab/><text:tab/>311V <text:tab/><text:tab/>Main <text:tab/><text:tab/>UG <text:tab/><text:tab/>COLONIAL LATIN AMERICA</text:span></text:p>
      <text:p text:style-name="P17"><text:span text:style-name="T24">MGT <text:tab/><text:tab/>388V <text:tab/><text:tab/>Main <text:tab/><text:tab/>UG <text:tab/><text:tab/>LEADERSHIP &amp; SOCIETY</text:span></text:p>
      <text:p text:style-name="P17"><text:span text:style-name="T24">SPAN <text:tab/><text:tab/>111 <text:tab/><text:tab/>Main <text:tab/><text:tab/>UG <text:tab/><text:tab/>ELEMENTARY SPANISH I</text:span></text:p>
      <text:p text:style-name="P17"><text:span text:style-name="T23">PHIL <text:tab/><text:tab/>100G <text:tab/><text:tab/>Main <text:tab/><text:tab/>UG <text:tab/><text:tab/>PHILOSOPHY, LAW AND ETHICS</text:span><text:span text:style-name="T24"><text:tab/></text:span></text:p>
      <text:p text:style-name="P17"><text:span text:style-name="T24">HIST <text:tab/><text:tab/>371 <text:tab/><text:tab/>Main <text:tab/><text:tab/>UG <text:tab/><text:tab/>ANCIENT GREECE</text:span></text:p>
      <text:p text:style-name="P17"><text:span text:style-name="T24">C S <text:tab/><text:tab/>477 <text:tab/><text:tab/>Main <text:tab/><text:tab/>UG <text:tab/><text:tab/>DIGITAL GAME DESIG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ilian" svg:font-family="Gilian"/>
    <style:font-face style:name="Gill San" svg:font-family="'Gill San'"/>
    <style:font-face style:name="Bookman Old Style" svg:font-family="'Bookman Old Style'" style:font-family-generic="roman"/>
    <style:font-face style:name="Courier New" svg:font-family="'Courier New'" style:font-family-generic="roman"/>
    <style:font-face style:name="Gill Sans MT" svg:font-family="'Gill Sans MT'" style:font-family-generic="roman"/>
    <style:font-face style:name="Impact" svg:font-family="Impact" style:font-family-generic="roman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Gill Sans MT1" svg:font-family="'Gill Sans MT'" style:font-family-generic="swiss"/>
    <style:font-face style:name="Impact1" svg:font-family="Impact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Otoole</meta:initial-creator>
    <meta:creation-date>2016-10-11T17:28:03.597676020</meta:creation-date>
    <dc:date>2016-10-11T18:31:11.579243492</dc:date>
    <dc:creator>Matthew Otoole</dc:creator>
    <meta:editing-duration>PT16M34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2" meta:paragraph-count="33" meta:word-count="471" meta:character-count="3262" meta:non-whitespace-character-count="2387"/>
  </office:meta>
</office:document-meta>
</file>